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P1" style:family="paragraph" style:parent-style-name="Standard">
      <style:text-properties officeooo:rsid="000ad4cc" officeooo:paragraph-rsid="000ad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odt tes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Cantarell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Cantarell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editing-cycles>2</meta:editing-cycles>
    <meta:creation-date>2008-08-22T11:41:04</meta:creation-date>
    <dc:date>2019-12-11T13:54:41.554143880</dc:date>
    <meta:editing-duration>PT4S</meta:editing-duration>
    <meta:document-statistic meta:table-count="0" meta:image-count="0" meta:object-count="0" meta:page-count="1" meta:paragraph-count="1" meta:word-count="5" meta:character-count="19" meta:non-whitespace-character-count="15"/>
  </office:meta>
</office:document-meta>
</file>